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dobe Arabic" svg:font-family="'Adobe Arabic'"/>
    <style:font-face style:name="Sertig" svg:font-family="Sertig"/>
    <style:font-face style:name="Arial Unicode MS" svg:font-family="'Arial Unicode MS'" style:font-family-generic="system" style:font-pitch="variable"/>
  </office:font-face-decls>
  <office:automatic-styles>
    <style:style style:name="P1" style:family="paragraph" style:parent-style-name="Standard">
      <style:text-properties fo:color="#004586"/>
    </style:style>
    <style:style style:name="T1" style:family="text">
      <style:text-properties fo:color="#00458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xercise 1</text:p>
      <text:p text:style-name="Standard">A. identify what you believe is a native app </text:p>
      <text:p text:style-name="P1">Instagram</text:p>
      <text:p text:style-name="Standard">B. what attributes does that app use? </text:p>
      <text:p text:style-name="P1">Uses camera, both front face and back face. </text:p>
      <text:p text:style-name="P1">Uses internet/data. Allows photos to be uploaded and chached into personal library, as well as a constant feed. This feed becomes a collective format for sharing and interacting with others</text:p>
      <text:p text:style-name="Standard">C. what would the app look like without those attributes?</text:p>
      <text:p text:style-name="P1">It would require a user to sync photos from their computer or even email photos to their phone to become a part of the photo library, then upload images through Instagram. So without the use of the camera, Instagram would become much more laborious and time consuming. <text:s text:c="2"/></text:p>
      <text:p text:style-name="Standard"/>
      <text:p text:style-name="Standard">Exercise 2</text:p>
      <text:p text:style-name="Standard">A. choose a web app/mobile web app</text:p>
      <text:p text:style-name="P1">Singapore Movie Times - Yes, Singapore. </text:p>
      <text:p text:style-name="Standard">B. identify the web attributes it uses</text:p>
      <text:p text:style-name="P1">Currently, their web app lists showtimes of movies and links to specific cinema operators. Thumbnails of movies, synopsis, general information and ratings for each film. </text:p>
      <text:p text:style-name="Standard">C. re-imagine it with native attributes </text:p>
      <text:p text:style-name="P1">This app would be tailored to your personal needs and tastes. It would have the option to list upcoming movies you want to see, from which it would inform you when a movie came out and where in the city. You could use the camera to scan QR codes for movies one wishes to see in the future, which would be added to their queue list. </text:p>
      <text:p text:style-name="P1">GPS to track where you are and where the nearest theatre screening the film of choice is to your current location. </text:p>
      <text:p text:style-name="P1">NFC to purchase tickets by the tap of a button. </text:p>
      <text:p text:style-name="P1">Wifi/Data - Algorithm set up that calculated the average speed of ticketing from the cashier, multiplied by the number of people in the line and would send you an expected wait time. Then you could calculate the distance you currently were from the movie theatre and generate both times to find your calculated time frame. </text:p>
      <text:p text:style-name="Standard"><text:span text:style-name="T1">If you were to purchase tickets over the app, you could still calculate the estimated time it would take to get to the movie theatre. </text:span><text: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dobe Arabic" svg:font-family="'Adobe Arabic'"/>
    <style:font-face style:name="Sertig" svg:font-family="Sertig"/>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02in" style:writing-mode="page"/>
      <style:text-properties style:use-window-font-color="true" style:font-name="Adobe Arabic"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dobe Arabic"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dobe Arabic"/>
    </style:style>
    <style:style style:name="Caption" style:family="paragraph" style:parent-style-name="Standard" style:class="extra">
      <style:paragraph-properties fo:margin-top="0.0835in" fo:margin-bottom="0.0835in" text:number-lines="false" text:line-number="0"/>
      <style:text-properties style:font-name="Adobe Arabic"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Sertig"/>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1T12:36:09</meta:creation-date>
    <dc:date>2013-04-12T09:44:28</dc:date>
    <meta:editing-duration>PT17M4S</meta:editing-duration>
    <meta:editing-cycles>2</meta:editing-cycles>
    <meta:generator>OpenOffice.org/3.4.1$Unix OpenOffice.org_project/341m1$Build-9593</meta:generator>
    <meta:document-statistic meta:table-count="0" meta:image-count="0" meta:object-count="0" meta:page-count="1" meta:paragraph-count="19" meta:word-count="344" meta:character-count="1948"/>
  </office:meta>
</office:document-meta>
</file>